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1.489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7.722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4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hemi.fr/personnalites/pierre-yves-longaretti" xlink:type="simple">https://www.ihemi.fr/personnalites/pierre-yves-longaretti</text:a></text:p>
          </table:table-cell>
          <table:table-cell office:value-type="string" calcext:value-type="string">
            <text:p>Etes23 (interdisc/reconv !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louez-mon-cerveau.com/index.php" xlink:type="simple">http://www.louez-mon-cerveau.com/index.php</text:a></text:p>
          </table:table-cell>
          <table:table-cell office:value-type="string" calcext:value-type="string">
            <text:p>// JRConseil ? ~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lanasina.github.io/" xlink:type="simple">https://lanasina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lliotvincent.github.io/" xlink:type="simple">https://elliotvincen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aetitiagauvin.github.io/" xlink:type="simple">https://laetitiagauvin.github.io/</text:a></text:p>
          </table:table-cell>
          <table:table-cell table:number-columns-repeated="101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32:29.7191882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6-10T19:00:27</meta:creation-date>
    <dc:date>2026-01-20T16:32:40.486426816</dc:date>
    <meta:editing-duration>P30DT8H52M5S</meta:editing-duration>
    <meta:editing-cycles>126</meta:editing-cycles>
    <meta:generator>LibreOffice/24.2.7.2$Linux_X86_64 LibreOffice_project/420$Build-2</meta:generator>
    <dc:creator>Juste Raimbault</dc:creator>
    <meta:document-statistic meta:table-count="3" meta:cell-count="249" meta:object-count="0"/>
    <meta:user-defined meta:name=""/>
  </office:meta>
</office:document-meta>
</file>